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Tahoma, NanumGothic, '맑은 고딕', 'Malgun Gothic', '맑은 고딕', Dotum,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3a2f1" officeooo:paragraph-rsid="0003a2f1"/>
    </style:style>
    <style:style style:name="P2" style:family="paragraph" style:parent-style-name="Standard">
      <style:text-properties officeooo:rsid="0003a2f1" officeooo:paragraph-rsid="000915d5"/>
    </style:style>
    <style:style style:name="P3" style:family="paragraph" style:parent-style-name="Standard">
      <style:text-properties style:text-underline-style="solid" style:text-underline-width="auto" style:text-underline-color="font-color" fo:font-weight="bold" officeooo:rsid="000915d5" officeooo:paragraph-rsid="002193f2" style:font-weight-asian="bold" style:font-weight-complex="bold"/>
    </style:style>
    <style:style style:name="P4" style:family="paragraph" style:parent-style-name="Standard">
      <style:text-properties style:text-underline-style="none" fo:font-weight="bold" officeooo:rsid="000915d5" officeooo:paragraph-rsid="002193f2" style:font-weight-asian="bold" style:font-weight-complex="bold"/>
    </style:style>
    <style:style style:name="P5" style:family="paragraph" style:parent-style-name="Standard">
      <style:paragraph-properties fo:text-align="justify" style:justify-single-word="false"/>
      <style:text-properties officeooo:paragraph-rsid="00226a51"/>
    </style:style>
    <style:style style:name="P6" style:family="paragraph" style:parent-style-name="Standard">
      <style:paragraph-properties fo:text-align="justify" style:justify-single-word="false"/>
      <style:text-properties style:text-underline-style="none" officeooo:rsid="002193f2" officeooo:paragraph-rsid="0016ee3f"/>
    </style:style>
    <style:style style:name="P7" style:family="paragraph" style:parent-style-name="Standard">
      <style:paragraph-properties fo:text-align="justify" style:justify-single-word="false"/>
      <style:text-properties style:text-underline-style="none" officeooo:rsid="002193f2" officeooo:paragraph-rsid="00226a51"/>
    </style:style>
    <style:style style:name="P8" style:family="paragraph" style:parent-style-name="Standard">
      <style:paragraph-properties fo:text-align="justify" style:justify-single-word="false"/>
      <style:text-properties style:text-underline-style="none" officeooo:rsid="002193f2" officeooo:paragraph-rsid="002435f9"/>
    </style:style>
    <style:style style:name="P9" style:family="paragraph" style:parent-style-name="Standard">
      <style:paragraph-properties fo:text-align="justify" style:justify-single-word="false"/>
      <style:text-properties style:text-underline-style="none" officeooo:rsid="002193f2" officeooo:paragraph-rsid="002633e7"/>
    </style:style>
    <style:style style:name="P10" style:family="paragraph" style:parent-style-name="Standard">
      <style:paragraph-properties fo:text-align="justify" style:justify-single-word="false"/>
      <style:text-properties style:text-underline-style="none" officeooo:rsid="002193f2" officeooo:paragraph-rsid="0028d86a"/>
    </style:style>
    <style:style style:name="P11" style:family="paragraph" style:parent-style-name="Standard">
      <style:paragraph-properties fo:text-align="justify" style:justify-single-word="false"/>
      <style:text-properties officeooo:rsid="002193f2" officeooo:paragraph-rsid="0016ee3f"/>
    </style:style>
    <style:style style:name="P12" style:family="paragraph" style:parent-style-name="Standard">
      <style:paragraph-properties fo:text-align="justify" style:justify-single-word="false"/>
      <style:text-properties fo:font-size="16pt" officeooo:rsid="002193f2" officeooo:paragraph-rsid="0016ee3f" style:font-size-asian="16pt" style:font-size-complex="16pt"/>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bold" officeooo:rsid="002193f2" officeooo:paragraph-rsid="00226a51" style:font-weight-asian="bold" style:font-weight-complex="bold"/>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officeooo:rsid="002193f2" officeooo:paragraph-rsid="0016ee3f" style:font-weight-asian="bold" style:font-weight-complex="bold"/>
    </style:style>
    <style:style style:name="P15" style:family="paragraph">
      <loext:graphic-properties draw:fill="none" draw:fill-color="#000000"/>
    </style:style>
    <style:style style:name="T1" style:family="text">
      <style:text-properties style:text-underline-style="none"/>
    </style:style>
    <style:style style:name="T2" style:family="text">
      <style:text-properties style:text-underline-style="none" officeooo:rsid="002193f2"/>
    </style:style>
    <style:style style:name="T3" style:family="text">
      <style:text-properties officeooo:rsid="00188456"/>
    </style:style>
    <style:style style:name="T4" style:family="text">
      <style:text-properties officeooo:rsid="002193f2"/>
    </style:style>
    <style:style style:name="T5" style:family="text">
      <style:text-properties officeooo:rsid="0003a2f1"/>
    </style:style>
    <style:style style:name="T6" style:family="text">
      <style:text-properties fo:font-variant="normal" fo:text-transform="none" fo:color="#36393d" fo:font-size="14pt" fo:letter-spacing="normal" style:text-underline-style="solid" style:text-underline-width="auto" style:text-underline-color="font-color" style:font-name-asian="Arimo" style:font-size-asian="14pt" style:font-style-asian="normal" style:font-weight-asian="normal" style:font-size-complex="14pt"/>
    </style:style>
    <style:style style:name="T7" style:family="text">
      <style:text-properties style:text-underline-style="solid" style:text-underline-width="auto" style:text-underline-color="font-color"/>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size="14pt" style:text-underline-style="solid" style:text-underline-width="auto" style:text-underline-color="font-color" style:font-size-asian="14pt" style:font-size-complex="14pt"/>
    </style:style>
    <style:style style:name="gr1" style:family="graphic">
      <style:graphic-properties svg:stroke-width="0.0402in" svg:stroke-color="#000000" draw:marker-start-width="0.139in" draw:marker-end-width="0.139in" draw:fill="none" draw:fill-color="#000000" draw:textarea-horizontal-align="justify" draw:textarea-vertical-align="middle" draw:auto-grow-height="false" fo:min-height="0.1252in" fo:min-width="0.5193in" fo:padding-top="0.0201in" fo:padding-bottom="0.0201in" fo:padding-left="0.0201in" fo:padding-right="0.0201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402in" svg:stroke-color="#000000" draw:marker-start-width="0.139in" draw:marker-end-width="0.139in" draw:fill="none" draw:fill-color="#000000" draw:textarea-horizontal-align="justify" draw:textarea-vertical-align="middle" draw:auto-grow-height="false" fo:min-height="0.161in" fo:min-width="0.5319in" fo:padding-top="0.0201in" fo:padding-bottom="0.0201in" fo:padding-left="0.0201in" fo:padding-right="0.0201in"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text:span text:style-name="T1">親権者同意書</text:span></text:p>
      <text:p text:style-name="P6"/>
      <text:p text:style-name="P6"/>
      <text:p text:style-name="P5"><text:span text:style-name="T2">お子様の氏名：</text:span><text:span text:style-name="T6">ボゴシアン彪吾</text:span></text:p>
      <text:p text:style-name="P7"/>
      <text:p text:style-name="P7"/>
      <text:p text:style-name="P10">親権者の氏名：<text:span text:style-name="T6">ボゴシアン真紀子</text:span></text:p>
      <text:p text:style-name="P6"/>
      <text:p text:style-name="P6"/>
      <text:p text:style-name="P13">コンピュータとインターネットの使用について：</text:p>
      <text:p text:style-name="P6">私は親権者(保護者)として、コンピューターへのアクセスが教育目的で提供されていることを理解しており、子供が他の目的に使用することは不適切であると考えます。KYOTO LESSONが、子供が不適切なサイトにアクセスした場合において、それを全て制限することは不可能であることを認識し、KYOTO LESSONでの授業中に入手した情報について責任を負うことはありません。私はKYOTO LESSONで子供が授業中に与えられたデバイスを使用することを許可します。</text:p>
      <text:p text:style-name="P6"/>
      <text:p text:style-name="P14">個人情報の共有について：</text:p>
      <text:p text:style-name="P7"><draw:custom-shape text:anchor-type="paragraph" draw:z-index="0" draw:name="Shape1" draw:style-name="gr1" draw:text-style-name="P15" svg:width="0.7921in" svg:height="0.2335in" svg:x="0.0965in" svg:y="0.1799in"><text:p/><draw:enhanced-geometry svg:viewBox="0 0 21600 21600" draw:glue-points="10800 0 3163 3163 0 10800 3163 18437 10800 21600 18437 18437 21600 10800 18437 3163" draw:text-areas="3163 3163 18437 18437" draw:type="ellipse" draw:enhanced-path="U 10800 10800 10800 10800 0 360 Z N"/></draw:custom-shape>必要な場合に限り、KYOTO LESSONに登録されている他のお子様のご両親との通信を</text:p>
      <text:p text:style-name="P7">【許可します/許可しません】</text:p>
      <text:p text:style-name="P6">（例えばグループプロジェクト等に取り組む際に、Eメールまたはチャットによる情報を共有することにより円滑に進めることができます）</text:p>
      <text:p text:style-name="P6"/>
      <text:p text:style-name="P14">写真・ビデオについて：</text:p>
      <text:p text:style-name="P6"><draw:custom-shape text:anchor-type="paragraph" draw:z-index="1" draw:name="Shape1" draw:style-name="gr2" draw:text-style-name="P15" svg:width="0.8087in" svg:height="0.2835in" svg:x="4.0382in" svg:y="0.1382in"><text:p/><draw:enhanced-geometry svg:viewBox="0 0 21600 21600" draw:glue-points="10800 0 3163 3163 0 10800 3163 18437 10800 21600 18437 18437 21600 10800 18437 3163" draw:text-areas="3163 3163 18437 18437" draw:type="ellipse" draw:enhanced-path="U 10800 10800 10800 10800 0 360 Z N"/></draw:custom-shape>授業中に私の子供の写真や動画を撮ること、およびこれらの写真や動画をKYOTO LESSONの広告、ウェブサイトおよびプレスリリースのために使用することを【承認します/承認しません】</text:p>
      <text:p text:style-name="P6"/>
      <text:p text:style-name="P14">子供自身で自宅に帰る許可：</text:p>
      <text:p text:style-name="P7"><draw:custom-shape text:anchor-type="paragraph" draw:z-index="2" draw:name="Shape1" draw:style-name="gr1" draw:text-style-name="P15" svg:width="0.7921in" svg:height="0.2335in" svg:x="0.0882in" svg:y="0.1756in"><text:p/><draw:enhanced-geometry svg:viewBox="0 0 21600 21600" draw:glue-points="10800 0 3163 3163 0 10800 3163 18437 10800 21600 18437 18437 21600 10800 18437 3163" draw:text-areas="3163 3163 18437 18437" draw:type="ellipse" draw:enhanced-path="U 10800 10800 10800 10800 0 360 Z N"/></draw:custom-shape>私は授業終了後に子供一人で自宅（または他の指定された場所)に帰宅することを</text:p>
      <text:p text:style-name="P7">【許可します/許可しません】</text:p>
      <text:p text:style-name="P9">→【許可します】の場合、私は子供に自宅に自分で帰る際の安全面について説明しました。帰宅中のいかなる事故について、KYOTO LESSONに一切責任を問いません。子供が学校の敷地を離れると、学校の責任ではなく親の責任であることを私は理解しています。</text:p>
      <text:p text:style-name="P6"/>
      <text:p text:style-name="P6"/>
      <text:p text:style-name="P6">私は、上記の情報が真実かつ正しいことをここに証明します。</text:p>
      <text:p text:style-name="P6">また私が子供の親権者(保護者)であることを証明します。</text:p>
      <text:p text:style-name="P6"/>
      <text:p text:style-name="P6"/>
      <text:p text:style-name="P6">日付<text:tab/><text:tab/><text:tab/><text:tab/>２０１９年１月１日</text:p>
      <text:p text:style-name="P6"/>
      <text:p text:style-name="P6"/>
      <text:p text:style-name="P10">保護者の署名<text:tab/><text:tab/><text:span text:style-name="T6">ボゴシアン真紀子</text:span></text:p>
      <text:p text:style-name="P8"/>
      <text:p text:style-name="P6"/>
      <text:p text:style-name="P11"><text:span text:style-name="T1">【】の中を一つ選び◯で囲んでくだ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mo" svg:font-family="Arimo, Tahoma, NanumGothic, '맑은 고딕', 'Malgun Gothic', '맑은 고딕', Dotum,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21:40:52.153766555</meta:creation-date>
    <dc:date>2019-01-03T21:54:07.786689034</dc:date>
    <meta:editing-duration>PT11H59M13S</meta:editing-duration>
    <meta:editing-cycles>21</meta:editing-cycles>
    <meta:generator>LibreOffice/6.0.7.3$Linux_X86_64 LibreOffice_project/00m0$Build-3</meta:generator>
    <meta:document-statistic meta:table-count="0" meta:image-count="0" meta:object-count="0" meta:page-count="1" meta:paragraph-count="20" meta:word-count="742" meta:character-count="808" meta:non-whitespace-character-count="796"/>
  </office:meta>
</office:document-meta>
</file>